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hlermeldungen</text:p>
      <text:p text:style-name="P3"/>
      <text:p text:style-name="P3"/>
      <text:p text:style-name="P2">Fehler 1: Keine Figuren vorhanden</text:p>
      <text:p text:style-name="P1"><text:tab/>Es wurde versucht, eine Figur aus dem Haus aufs Feld zu setzten, wobei sich im Haus keine <text:tab/>freien Figuren mehr befinden</text:p>
      <text:p text:style-name="P1"/>
      <text:p text:style-name="P2">Fehler 2: Start ist Besetzt</text:p>
      <text:p text:style-name="P1"><text:tab/>Es wurde versucht, eine Figur aus dem Haus aufs Feld zu setzten, wobei der Start bereits <text:tab/>durch eine Figur der eigenen Farbe besetzt war.</text:p>
      <text:p text:style-name="P1"/>
      <text:p text:style-name="P2">Fehler 3: Bewegen nicht möglich</text:p>
      <text:p text:style-name="P1"><text:tab/>Die Figur konnte nicht Bewegt werden</text:p>
      <text:p text:style-name="P1"/>
      <text:p text:style-name="P2">Fehler 4: Fehlerhafte Eingabe (xx)</text:p>
      <text:p text:style-name="P1"><text:tab/>Die Übergebene Zielposition ist außerhalb des Bereichs</text:p>
      <text:p text:style-name="P1"/>
      <text:p text:style-name="P2">Fehler 5: Mit eigenem Spieler belegt</text:p>
      <text:p text:style-name="P1"><text:tab/>Figur kann nicht auf die angegebene Position gesetzt werden, da sich dort Bereits eine <text:tab/>eigene Figur befindet.</text:p>
      <text:p text:style-name="P1"/>
      <text:p text:style-name="P2">Fehler 6: Fehlerhafte Rückgabe</text:p>
      <text:p text:style-name="P1"><text:tab/>Die KI lieferte einen falschen Rückgabewert, außerhalb von 0 bis 5</text:p>
      <text:p text:style-name="P1"/>
      <text:p text:style-name="P2">Fehler 8: Konnte Figur nicht auf Feld setzen</text:p>
      <text:p text:style-name="P1"><text:tab/>Es konnte keine neue Figur aus dem Haus aufs Feld gesetzt werden.</text:p>
      <text:p text:style-name="P1"/>
      <text:p text:style-name="P2">Fehler 9: Falsche Würfelzahl</text:p>
      <text:p text:style-name="P1"><text:tab/>Es wurde versucht, eine Figur aus dem Haus aufs Feld zu setzten, jedoch wurde keine 6 <text:tab/>gewürfelt.</text:p>
      <text:p text:style-name="P1"/>
      <text:p text:style-name="P2">Fehler 10: Figur ist nicht auf dem Feld</text:p>
      <text:p text:style-name="P1"><text:tab/>Es wurde versucht, eine Figur zu Bewegen, die sich nicht auf dem Feld befindet.</text:p>
      <text:p text:style-name="P1"/>
      <text:p text:style-name="P2">Fehler 11: Bewegen erfolglos</text:p>
      <text:p text:style-name="P1"><text:tab/>Bewegung konnte nicht ausgeführt werden</text:p>
      <text:p text:style-name="P1"/>
      <text:p text:style-name="P2">Fehler 12: Bewegung wäre möglich gewesen</text:p>
      <text:p text:style-name="P1"><text:tab/>Obwohl eine Bewegung einer eigenen Figur möglich war, wurde keine versetzt</text:p>
      <text:p text:style-name="P1"/>
      <text:p text:style-name="P2">Fehler 13: Zielfeld ist Sicherheitsfeld</text:p>
      <text:p text:style-name="P1"><text:tab/>Es wurde versucht eine Figur auf ein geschütztes Feld zu setzten, dass durch eine andere <text:tab/>Figur kontrolliert wird.</text:p>
      <text:p text:style-name="P1"/>
      <text:p text:style-name="P2">Fehler 15: Ausserhalb des Save</text:p>
      <text:p text:style-name="P1"><text:tab/>Das Bewegen der Figur würde dazu führen, dass sie über das Spielfeld hinaus gesetzt wird. <text:tab/>D.h. Der Zielpunkt überschreitet das Maximum von 43.</text:p>
      <text:p text:style-name="P1"/>
      <text:p text:style-name="P2">Fehler 16: Save ist Besetzt</text:p>
      <text:p text:style-name="P1"><text:tab/>Die Figur kann nicht weiter in den Save-Bereich verschoben werden, weil eine Figur vor ihr <text:tab/>den Weg blockiert. (überspringen im Save-Bereich ist nicht erlaubt)</text:p>
      <text:p text:style-name="P1"/>
      <text:p text:style-name="P2">Fehler 17: Start muss frei gemacht werden</text:p>
      <text:p text:style-name="P1"><text:tab/>Wenn sich eine Figur auf dem eigenen Start befindet und versetzt werden kann, besitzt sie <text:tab/>oberste Prioritä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22:47:50.21</meta:creation-date>
    <dc:date>2012-09-09T17:22:33.88</dc:date>
    <meta:editing-duration>PT24M8S</meta:editing-duration>
    <meta:editing-cycles>24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31" meta:word-count="310" meta:character-count="1938" meta:non-whitespace-character-count="1636"/>
  </office:meta>
</office:document-meta>
</file>